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text-properties style:font-name="JetBrains Mono" fo:font-size="11pt" style:font-size-asian="11pt" style:font-size-complex="11pt"/>
    </style:style>
    <style:style style:name="P2" style:family="paragraph" style:parent-style-name="Heading_20_2">
      <style:paragraph-properties fo:text-align="start" style:justify-single-word="false"/>
      <style:text-properties style:font-name="JetBrains Mono" fo:font-size="11pt" style:font-size-asian="11pt" style:font-size-complex="11pt"/>
    </style:style>
    <style:style style:name="P3" style:family="paragraph" style:parent-style-name="Heading_20_3">
      <style:paragraph-properties fo:text-align="start" style:justify-single-word="false"/>
      <style:text-properties style:font-name="JetBrains Mono" fo:font-size="11pt" style:font-size-asian="11pt" style:font-size-complex="11pt"/>
    </style:style>
    <style:style style:name="P4" style:family="paragraph" style:parent-style-name="Preformatted_20_Text">
      <style:paragraph-properties fo:text-align="start" style:justify-single-word="false"/>
      <style:text-properties style:font-name="JetBrains Mono" fo:font-size="11pt" style:font-size-asian="11pt" style:font-size-complex="11pt"/>
    </style:style>
    <style:style style:name="P5" style:family="paragraph" style:parent-style-name="Preformatted_20_Text">
      <style:paragraph-properties fo:margin-top="0cm" fo:margin-bottom="0.499cm" loext:contextual-spacing="false" fo:text-align="start" style:justify-single-word="false"/>
      <style:text-properties style:font-name="JetBrains Mono" fo:font-size="11pt" style:font-size-asian="11pt" style:font-size-complex="11pt"/>
    </style:style>
    <style:style style:name="P6" style:family="paragraph" style:parent-style-name="Standard">
      <style:paragraph-properties fo:text-align="start" style:justify-single-word="false"/>
      <style:text-properties style:font-name="JetBrains Mono" fo:font-size="11pt" style:font-size-asian="11pt" style:font-size-complex="11pt"/>
    </style:style>
    <style:style style:name="P7" style:family="paragraph" style:parent-style-name="Text_20_body">
      <style:paragraph-properties fo:text-align="start" style:justify-single-word="false"/>
      <style:text-properties style:font-name="JetBrains Mono" fo:font-size="11pt" style:font-size-asian="11pt" style:font-size-complex="11pt"/>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 - Comments</text:h>
      <text:p text:style-name="P7">Comment is a piece of code which is ignored by any web browser. It is a good practice to add comments into your HTML code, especially in complex documents, to indicate sections of a document, and any other notes to anyone looking at the code. Comments help you and others understand your code and increases code readability.</text:p>
      <text:p text:style-name="P7">HTML comments are placed in between <text:span text:style-name="T1">&lt;!-- ... --&gt;</text:span> tags. So, any content placed with-in &lt;!-- ... --&gt; tags will be treated as comment and will be completely ignored by the browser.</text:p>
      <text:h text:style-name="P3" text:outline-level="3">Example</text:h>
      <text:p text:style-name="P4">&lt;!DOCTYPE html&gt;</text:p>
      <text:p text:style-name="P4">&lt;html&gt;</text:p>
      <text:p text:style-name="P4"/>
      <text:p text:style-name="P4"><text:s text:c="3"/>&lt;head&gt; <text:s/>&lt;!-- Document Header Starts --&gt;</text:p>
      <text:p text:style-name="P4"><text:s text:c="6"/>&lt;title&gt;This is document title&lt;/title&gt;</text:p>
      <text:p text:style-name="P4"><text:s text:c="3"/>&lt;/head&gt; &lt;!-- Document Header Ends --&gt;</text:p>
      <text:p text:style-name="P4"><text:s text:c="8"/></text:p>
      <text:p text:style-name="P4"><text:s text:c="3"/>&lt;body&gt;</text:p>
      <text:p text:style-name="P4"><text:s text:c="6"/>&lt;p&gt;Document content goes here.....&lt;/p&gt;</text:p>
      <text:p text:style-name="P4"><text:s text:c="3"/>&lt;/body&gt;</text:p>
      <text:p text:style-name="P4"><text:s text:c="8"/></text:p>
      <text:p text:style-name="P5">&lt;/html&gt;</text:p>
      <text:h text:style-name="P2" text:outline-level="2">Valid vs Invalid Comments</text:h>
      <text:p text:style-name="P7">Comments do not nest which means a comment cannot be put inside another comment. Second the double-dash sequence "--" may not appear inside a comment except as part of the closing --&gt; tag. You must also make sure that there are no spaces in the start-of comment string.</text:p>
      <text:h text:style-name="P3" text:outline-level="3">Example</text:h>
      <text:p text:style-name="P7">Here, the given comment is a valid comment and will be wiped off by the browser.</text:p>
      <text:p text:style-name="P4">&lt;!DOCTYPE html&gt;</text:p>
      <text:p text:style-name="P4">&lt;html&gt;</text:p>
      <text:p text:style-name="P4"/>
      <text:p text:style-name="P4"><text:s text:c="3"/>&lt;head&gt;</text:p>
      <text:p text:style-name="P4"><text:s text:c="6"/>&lt;title&gt;Valid Comment Example&lt;/title&gt;</text:p>
      <text:p text:style-name="P4"><text:s text:c="3"/>&lt;/head&gt;</text:p>
      <text:p text:style-name="P4"><text:s text:c="8"/></text:p>
      <text:p text:style-name="P4"><text:s text:c="3"/>&lt;body&gt;</text:p>
      <text:p text:style-name="P4"><text:s text:c="6"/>&lt;!-- <text:s text:c="2"/>This is valid comment --&gt;</text:p>
      <text:p text:style-name="P4"><text:s text:c="6"/>&lt;p&gt;Document content goes here.....&lt;/p&gt;</text:p>
      <text:p text:style-name="P4"><text:s text:c="3"/>&lt;/body&gt;</text:p>
      <text:p text:style-name="P4"><text:s text:c="8"/></text:p>
      <text:p text:style-name="P5"><text:soft-page-break/>&lt;/html&gt;</text:p>
      <text:p text:style-name="P7">But, following line is not a valid comment and will be displayed by the browser. This is because there is a space between the left angle bracket and the exclamation mark.</text:p>
      <text:p text:style-name="P4">&lt;!DOCTYPE html&gt;</text:p>
      <text:p text:style-name="P4">&lt;html&gt;</text:p>
      <text:p text:style-name="P4"/>
      <text:p text:style-name="P4"><text:s text:c="3"/>&lt;head&gt; <text:s/></text:p>
      <text:p text:style-name="P4"><text:s text:c="6"/>&lt;title&gt;Invalid Comment Example&lt;/title&gt;</text:p>
      <text:p text:style-name="P4"><text:s text:c="3"/>&lt;/head&gt;</text:p>
      <text:p text:style-name="P4"><text:s text:c="8"/></text:p>
      <text:p text:style-name="P4"><text:s text:c="3"/>&lt;body&gt;</text:p>
      <text:p text:style-name="P4"><text:s text:c="6"/>&lt; !-- <text:s text:c="2"/>This is not a valid comment --&gt;</text:p>
      <text:p text:style-name="P4"><text:s text:c="6"/>&lt;p&gt;Document content goes here.....&lt;/p&gt;</text:p>
      <text:p text:style-name="P4"><text:s text:c="3"/>&lt;/body&gt;</text:p>
      <text:p text:style-name="P4"><text:s text:c="8"/></text:p>
      <text:p text:style-name="P5">&lt;/html&gt;</text:p>
      <text:h text:style-name="P2" text:outline-level="2">Multiline Comments</text:h>
      <text:p text:style-name="P7">So far we have seen single line comments, but HTML supports multi-line comments as well.</text:p>
      <text:p text:style-name="P7">You can comment multiple lines by the special beginning tag &lt;!-- and ending tag --&gt; placed before the first line and end of the last line as shown in the given example below.</text:p>
      <text:h text:style-name="P3" text:outline-level="3">Example</text:h>
      <text:p text:style-name="P7"/>
      <text:p text:style-name="P4">&lt;!DOCTYPE html&gt;</text:p>
      <text:p text:style-name="P4">&lt;html&gt;</text:p>
      <text:p text:style-name="P4"/>
      <text:p text:style-name="P4"><text:s text:c="3"/>&lt;head&gt; <text:s/></text:p>
      <text:p text:style-name="P4"><text:s text:c="6"/>&lt;title&gt;Multiline Comments&lt;/title&gt;</text:p>
      <text:p text:style-name="P4"><text:s text:c="3"/>&lt;/head&gt; </text:p>
      <text:p text:style-name="P4"><text:s text:c="8"/></text:p>
      <text:p text:style-name="P4"><text:s text:c="3"/>&lt;body&gt;</text:p>
      <text:p text:style-name="P4"><text:s text:c="6"/>&lt;!-- </text:p>
      <text:p text:style-name="P4"><text:s text:c="9"/>This is a multiline comment and it can</text:p>
      <text:p text:style-name="P4"><text:s text:c="9"/>span through as many as lines you like.</text:p>
      <text:p text:style-name="P4"><text:s text:c="6"/>--&gt;</text:p>
      <text:p text:style-name="P4"><text:s text:c="6"/></text:p>
      <text:p text:style-name="P4"><text:s text:c="6"/>&lt;p&gt;Document content goes here.....&lt;/p&gt;</text:p>
      <text:p text:style-name="P4"><text:s text:c="3"/>&lt;/body&gt;</text:p>
      <text:p text:style-name="P4"><text:s text:c="8"/></text:p>
      <text:p text:style-name="P5">&lt;/html&gt;</text:p>
      <text:h text:style-name="P2" text:outline-level="2"><text:soft-page-break/>Commenting Script Code</text:h>
      <text:p text:style-name="P7">Though you will learn JavaScript with HTML, in a separate tutorial, but here you must make a note that if you are using Java Script or VB Script in your HTML code then it is recommended to put that script code inside proper HTML comments so that old browsers can work properly.</text:p>
      <text:h text:style-name="P3" text:outline-level="3">Example</text:h>
      <text:p text:style-name="P7"/>
      <text:p text:style-name="P4">&lt;!DOCTYPE html&gt;</text:p>
      <text:p text:style-name="P4">&lt;html&gt;</text:p>
      <text:p text:style-name="P4"/>
      <text:p text:style-name="P4"><text:s text:c="3"/>&lt;head&gt;</text:p>
      <text:p text:style-name="P4"><text:s text:c="6"/>&lt;title&gt;Commenting Script Code&lt;/title&gt;</text:p>
      <text:p text:style-name="P4"><text:s text:c="6"/></text:p>
      <text:p text:style-name="P4"><text:s text:c="6"/>&lt;script&gt;</text:p>
      <text:p text:style-name="P4"><text:s text:c="9"/>&lt;!-- </text:p>
      <text:p text:style-name="P4"><text:s text:c="12"/>document.write("Hello World!")</text:p>
      <text:p text:style-name="P4"><text:s text:c="9"/>//--&gt;</text:p>
      <text:p text:style-name="P4"><text:s text:c="6"/>&lt;/script&gt;</text:p>
      <text:p text:style-name="P4"><text:s text:c="3"/>&lt;/head&gt;</text:p>
      <text:p text:style-name="P4"><text:s text:c="8"/></text:p>
      <text:p text:style-name="P4"><text:s text:c="3"/>&lt;body&gt;</text:p>
      <text:p text:style-name="P4"><text:s text:c="6"/>&lt;p&gt;Hello , World!&lt;/p&gt;</text:p>
      <text:p text:style-name="P4"><text:s text:c="3"/>&lt;/body&gt;</text:p>
      <text:p text:style-name="P4"><text:s text:c="8"/></text:p>
      <text:p text:style-name="P5">&lt;/html&gt;</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893cm" fo:margin-right="0.8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2T18:25:57.025313523</meta:creation-date>
    <dc:date>2024-01-22T18:27:09.538865447</dc:date>
    <meta:editing-duration>PT1M12S</meta:editing-duration>
    <meta:editing-cycles>1</meta:editing-cycles>
    <meta:document-statistic meta:table-count="0" meta:image-count="0" meta:object-count="0" meta:page-count="3" meta:paragraph-count="84" meta:word-count="434" meta:character-count="2868" meta:non-whitespace-character-count="2209"/>
    <meta:generator>LibreOffice/6.4.7.2$Linux_X86_64 LibreOffice_project/40$Build-2</meta:generator>
  </office:meta>
</office:document-meta>
</file>